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ad26a" officeooo:paragraph-rsid="000ad26a" style:font-size-asian="15pt" style:font-size-complex="15pt"/>
    </style:style>
    <style:style style:name="P2" style:family="paragraph" style:parent-style-name="Standard">
      <style:text-properties fo:font-size="15pt" officeooo:rsid="000b1c63" officeooo:paragraph-rsid="000b1c63" style:font-size-asian="15pt" style:font-size-complex="15pt"/>
    </style:style>
    <style:style style:name="P3" style:family="paragraph" style:parent-style-name="Standard">
      <style:text-properties fo:font-size="15pt" officeooo:rsid="000c7a45" officeooo:paragraph-rsid="000c7a45" style:font-size-asian="15pt" style:font-size-complex="15pt"/>
    </style:style>
    <style:style style:name="P4" style:family="paragraph" style:parent-style-name="Standard">
      <style:text-properties fo:font-size="15pt" officeooo:rsid="000da10a" officeooo:paragraph-rsid="000da10a" style:font-size-asian="15pt" style:font-size-complex="15pt"/>
    </style:style>
    <style:style style:name="P5" style:family="paragraph" style:parent-style-name="Standard">
      <style:text-properties fo:font-size="15pt" officeooo:rsid="0015232c" officeooo:paragraph-rsid="000da10a" style:font-size-asian="15pt" style:font-size-complex="15pt"/>
    </style:style>
    <style:style style:name="P6" style:family="paragraph" style:parent-style-name="Standard">
      <style:text-properties fo:font-size="15pt" officeooo:rsid="001825d4" officeooo:paragraph-rsid="001825d4" style:font-size-asian="15pt" style:font-size-complex="15pt"/>
    </style:style>
    <style:style style:name="P7" style:family="paragraph" style:parent-style-name="Standard">
      <style:text-properties fo:color="#2a6099" loext:opacity="100%" fo:font-size="15pt" fo:font-weight="bold" officeooo:rsid="000ad357" officeooo:paragraph-rsid="000ad357" style:font-size-asian="15pt" style:font-weight-asian="bold" style:font-size-complex="15pt" style:font-weight-complex="bold"/>
    </style:style>
    <style:style style:name="P8" style:family="paragraph" style:parent-style-name="Standard">
      <style:text-properties fo:color="#2a6099" loext:opacity="100%" fo:font-size="13pt" officeooo:rsid="000b1c63" officeooo:paragraph-rsid="000ccbc2" style:font-size-asian="13pt" style:font-size-complex="13pt"/>
    </style:style>
    <style:style style:name="P9" style:family="paragraph" style:parent-style-name="Standard">
      <style:text-properties fo:color="#2a6099" loext:opacity="100%" fo:font-size="13pt" officeooo:rsid="000da10a" officeooo:paragraph-rsid="000da10a" style:font-size-asian="13pt" style:font-size-complex="13pt"/>
    </style:style>
    <style:style style:name="P10" style:family="paragraph" style:parent-style-name="Standard">
      <style:text-properties fo:color="#2a6099" loext:opacity="100%" fo:font-size="13pt" officeooo:rsid="001825d4" officeooo:paragraph-rsid="001825d4" style:font-size-asian="13pt" style:font-size-complex="13pt"/>
    </style:style>
    <style:style style:name="P11" style:family="paragraph" style:parent-style-name="Standard">
      <style:text-properties fo:color="#2a6099" loext:opacity="100%" fo:font-size="13pt" officeooo:rsid="001f45f8" officeooo:paragraph-rsid="001f45f8" style:font-size-asian="13pt" style:font-size-complex="13pt"/>
    </style:style>
    <style:style style:name="P12" style:family="paragraph" style:parent-style-name="Standard">
      <style:text-properties fo:color="#2a6099" loext:opacity="100%" fo:font-size="13pt" officeooo:rsid="00250358" officeooo:paragraph-rsid="00250358" style:font-size-asian="13pt" style:font-size-complex="13pt"/>
    </style:style>
    <style:style style:name="P13" style:family="paragraph" style:parent-style-name="Standard">
      <style:text-properties fo:color="#2a6099" loext:opacity="100%" fo:font-size="13pt" fo:font-weight="bold" officeooo:rsid="00250358" officeooo:paragraph-rsid="00250358" style:font-size-asian="13pt" style:font-weight-asian="bold" style:font-size-complex="13pt" style:font-weight-complex="bold"/>
    </style:style>
    <style:style style:name="P14" style:family="paragraph" style:parent-style-name="Standard">
      <style:text-properties fo:color="#2a6099" loext:opacity="100%" fo:font-size="12pt" officeooo:rsid="001825d4" officeooo:paragraph-rsid="001825d4" style:font-size-asian="12pt" style:font-size-complex="12pt"/>
    </style:style>
    <style:style style:name="P15" style:family="paragraph" style:parent-style-name="Standard">
      <style:text-properties fo:font-size="12pt" officeooo:rsid="000b1c63" officeooo:paragraph-rsid="000ccbc2" style:font-size-asian="12pt" style:font-size-complex="12pt"/>
    </style:style>
    <style:style style:name="P16" style:family="paragraph" style:parent-style-name="Standard">
      <style:text-properties fo:font-size="12pt" officeooo:rsid="001825d4" officeooo:paragraph-rsid="001825d4" style:font-size-asian="12pt" style:font-size-complex="12pt"/>
    </style:style>
    <style:style style:name="P17" style:family="paragraph" style:parent-style-name="Standard">
      <style:text-properties fo:font-size="13pt" officeooo:rsid="000da10a" officeooo:paragraph-rsid="000da10a" style:font-size-asian="13pt" style:font-size-complex="13pt"/>
    </style:style>
    <style:style style:name="P18" style:family="paragraph" style:parent-style-name="Standard">
      <style:text-properties fo:color="#000000" loext:opacity="100%" fo:font-size="15pt" officeooo:rsid="001f45f8" officeooo:paragraph-rsid="001f45f8" style:font-size-asian="15pt" style:font-size-complex="15pt"/>
    </style:style>
    <style:style style:name="P19" style:family="paragraph" style:parent-style-name="Standard">
      <style:text-properties fo:color="#000000" loext:opacity="100%" fo:font-size="13pt" officeooo:rsid="001f45f8" officeooo:paragraph-rsid="001f45f8" style:font-size-asian="13pt" style:font-size-complex="13pt"/>
    </style:style>
    <style:style style:name="P20" style:family="paragraph" style:parent-style-name="Standard">
      <style:text-properties fo:color="#000000" loext:opacity="100%" fo:font-size="13pt" officeooo:rsid="002194d7" officeooo:paragraph-rsid="002194d7" style:font-size-asian="13pt" style:font-size-complex="13pt"/>
    </style:style>
    <style:style style:name="P21" style:family="paragraph" style:parent-style-name="Standard">
      <style:text-properties fo:color="#2a6099" loext:opacity="100%" fo:font-size="12pt" officeooo:rsid="001825d4" officeooo:paragraph-rsid="001825d4" style:font-size-asian="12pt" style:font-size-complex="12pt"/>
    </style:style>
    <style:style style:name="P22" style:family="paragraph" style:parent-style-name="Standard">
      <style:text-properties fo:color="#2a6099" loext:opacity="100%" fo:font-size="13pt" officeooo:rsid="00250358" officeooo:paragraph-rsid="00250358" style:font-size-asian="13pt" style:font-size-complex="13pt"/>
    </style:style>
    <style:style style:name="P23" style:family="paragraph" style:parent-style-name="Standard">
      <style:text-properties fo:color="#2a6099" loext:opacity="100%" fo:font-size="13pt" officeooo:rsid="0028c168" officeooo:paragraph-rsid="0028c168" style:font-size-asian="13pt" style:font-size-complex="13pt"/>
    </style:style>
    <style:style style:name="P24" style:family="paragraph" style:parent-style-name="Standard">
      <style:text-properties fo:color="#2a6099" loext:opacity="100%" fo:font-size="13pt" fo:font-weight="bold" officeooo:rsid="0028c168" officeooo:paragraph-rsid="0028c168" style:font-size-asian="13pt" style:font-weight-asian="bold" style:font-size-complex="13pt" style:font-weight-complex="bold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color="#2a6099" loext:opacity="100%" fo:font-weight="bold" officeooo:rsid="000ea22a" style:font-weight-asian="bold" style:font-weight-complex="bold"/>
    </style:style>
    <style:style style:name="T4" style:family="text">
      <style:text-properties fo:color="#2a6099" loext:opacity="100%" fo:background-color="#ffff00" loext:char-shading-value="0"/>
    </style:style>
    <style:style style:name="T5" style:family="text">
      <style:text-properties fo:font-size="12pt" officeooo:rsid="000ccbc2" style:font-size-asian="12pt" style:font-size-complex="12pt"/>
    </style:style>
    <style:style style:name="T6" style:family="text">
      <style:text-properties fo:font-size="12pt" officeooo:rsid="000fe9d8" style:font-size-asian="12pt" style:font-size-complex="12pt"/>
    </style:style>
    <style:style style:name="T7" style:family="text">
      <style:text-properties fo:font-size="12pt" officeooo:rsid="0013d1af" style:font-size-asian="12pt" style:font-size-complex="12pt"/>
    </style:style>
    <style:style style:name="T8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pagem Estática e Generics<text:tab/><text:tab/><text:tab/><text:tab/><text:tab/><text:tab/><text:tab/>05/02/2023</text:p>
      <text:p text:style-name="P1"/>
      <text:p text:style-name="P7">Tipos de coleção:</text:p>
      <text:p text:style-name="P2">- Arrays</text:p>
      <text:p text:style-name="P2">- Tuplas</text:p>
      <text:p text:style-name="P2"/>
      <text:p text:style-name="P3"><text:span text:style-name="T2">Arrays: </text:span><text:span text:style-name="T5">Para declarar precisamos fazer da seguinte forma:</text:span></text:p>
      <text:p text:style-name="P15"/>
      <text:p text:style-name="P8">let names: string[] = ["Mary Joe", "Alan Joe"];</text:p>
      <text:p text:style-name="P3"/>
      <text:p text:style-name="P4"><text:span text:style-name="T2">Tup</text:span><text:span text:style-name="T3">l</text:span><text:span text:style-name="T2">as: </text:span><text:span text:style-name="T6">Permite declarar um conjunto de valores onde a ordem e o tipo sa</text:span><text:span text:style-name="T7">o</text:span><text:span text:style-name="T6"> fixas.</text:span></text:p>
      <text:p text:style-name="P17"/>
      <text:p text:style-name="P9">let fullName: [string, string] = ["Jane", "Doe"];</text:p>
      <text:p text:style-name="P9">let person: [string, number] = ["Jane Doe", 35];</text:p>
      <text:p text:style-name="P9">let car: [string, string, number] = ["Ford", "F400", 10];</text:p>
      <text:p text:style-name="P5"/>
      <text:p text:style-name="P6">Type Aliases:</text:p>
      <text:p text:style-name="P14"/>
      <text:p text:style-name="P16"><text:span text:style-name="T1">type </text:span><text:span text:style-name="T4">Point </text:span><text:span text:style-name="T1">= {</text:span></text:p>
      <text:p text:style-name="P14"><text:s text:c="2"/>x: number;</text:p>
      <text:p text:style-name="P14"><text:s text:c="2"/>y: number;</text:p>
      <text:p text:style-name="P14">};</text:p>
      <text:p text:style-name="P14"/>
      <text:p text:style-name="P14">function printCoord(pt: <text:span text:style-name="T8">Point)</text:span> {</text:p>
      <text:p text:style-name="P14"><text:s text:c="2"/>console.log("O valor da coordenada x é: " + pt.x);</text:p>
      <text:p text:style-name="P14"><text:s text:c="2"/>console.log("O valor da coordenada y é: " + pt.y);</text:p>
      <text:p text:style-name="P14">}</text:p>
      <text:p text:style-name="P14"/>
      <text:p text:style-name="P14">printCoord({ x: 100, y: 100 });</text:p>
      <text:p text:style-name="P10"/>
      <text:p text:style-name="P11"/>
      <text:p text:style-name="P18">Type Unions:</text:p>
      <text:p text:style-name="P19">// A função abaixo pode receber tanto um número</text:p>
      <text:p text:style-name="P19">// quanto uma string.</text:p>
      <text:p text:style-name="P11">function imprimirCPF(cpf: <text:span text:style-name="T8">number | string</text:span>){</text:p>
      <text:p text:style-name="P11"><text:s text:c="2"/>console.log("Seu CPF é: " + cpf);</text:p>
      <text:p text:style-name="P11">}</text:p>
      <text:p text:style-name="P11"/>
      <text:p text:style-name="P11">imprimirCPF(11111111111);</text:p>
      <text:p text:style-name="P11">imprimirCPF('111.111.111-11');</text:p>
      <text:p text:style-name="P11"/>
      <text:p text:style-name="P20">CLASSES:</text:p>
      <text:p text:style-name="P20">class Person {</text:p>
      <text:p text:style-name="P20"><text:s text:c="4"/>name: string;</text:p>
      <text:p text:style-name="P20"><text:s text:c="4"/>birthDate: Date;</text:p>
      <text:p text:style-name="P20"><text:s text:c="4"/>age: number;</text:p>
      <text:p text:style-name="P20"><text:s text:c="4"/></text:p>
      <text:p text:style-name="P20"><text:soft-page-break/><text:s text:c="4"/>constructor(name: string, birthDate: Date, age: number;) {</text:p>
      <text:p text:style-name="P20"><text:s text:c="8"/>this.name <text:s/>= name;</text:p>
      <text:p text:style-name="P20"><text:s text:c="8"/>this.birthDate <text:s/>= birthDate;</text:p>
      <text:p text:style-name="P20"><text:s text:c="8"/>this.age <text:s/>= age;</text:p>
      <text:p text:style-name="P20"><text:s text:c="4"/>}</text:p>
      <text:p text:style-name="P20"><text:s text:c="4"/>speak(): void {</text:p>
      <text:p text:style-name="P20"><text:s text:c="8"/>console.log(`${this.name} está falando.`);</text:p>
      <text:p text:style-name="P20"><text:s text:c="4"/>}</text:p>
      <text:p text:style-name="P20"/>
      <text:p text:style-name="P20"><text:s text:c="4"/>eat(): void {</text:p>
      <text:p text:style-name="P20"><text:s text:c="8"/>console.log(`${this.name} está comendo.`)</text:p>
      <text:p text:style-name="P20"><text:s text:c="4"/>}</text:p>
      <text:p text:style-name="P20"/>
      <text:p text:style-name="P20"><text:s text:c="4"/>walk(): void {</text:p>
      <text:p text:style-name="P20"><text:s text:c="8"/>console.log(`${this.name} está andando.`)</text:p>
      <text:p text:style-name="P20"><text:s text:c="4"/>}</text:p>
      <text:p text:style-name="P20">}</text:p>
      <text:p text:style-name="P20"/>
      <text:p text:style-name="P13">INTERFACES:</text:p>
      <text:p text:style-name="P12">interface Employee {</text:p>
      <text:p text:style-name="P12"><text:s text:c="4"/>firstName: string;</text:p>
      <text:p text:style-name="P12"><text:s text:c="4"/>lastName: string;</text:p>
      <text:p text:style-name="P12"><text:s text:c="4"/>fullName(): string;</text:p>
      <text:p text:style-name="P12">}</text:p>
      <text:p text:style-name="P12"/>
      <text:p text:style-name="P24">TYPE ASSERTION GENERICS: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17:38:04.889651361</meta:creation-date>
    <dc:date>2023-02-05T18:47:50.755773308</dc:date>
    <meta:editing-duration>PT50M54S</meta:editing-duration>
    <meta:editing-cycles>34</meta:editing-cycles>
    <meta:generator>LibreOffice/7.3.7.2$Linux_X86_64 LibreOffice_project/30$Build-2</meta:generator>
    <meta:document-statistic meta:table-count="0" meta:image-count="0" meta:object-count="0" meta:page-count="2" meta:paragraph-count="56" meta:word-count="199" meta:character-count="1422" meta:non-whitespace-character-count="1151"/>
  </office:meta>
</office:document-meta>
</file>